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jectingAnnotationEngine.onInjection( Object testClassInstance , Class &lt; ? &gt; clazz , Set &lt; Field &gt; mockDependentFields , Set &lt; Object &gt; m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jectingAnnotationEngine.process( Class &lt; ? &gt; clazz , Object testInsta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jectingAnnotationEngine.processInjectMocks( final Class &lt; ? &gt; clazz , final Object testInstan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jectingAnnotationEngine.injectMocks( Object testClassInsta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jectingAnnotationEngine.injectCloseableMocks( final Object testClassInstan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jectingAnnotationEngine.processIndependentAnnotations( final Class &lt; ? &gt; clazz , final Object testInstan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